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scandal</text:p>
          </table:table-cell>
          <table:table-cell office:value-type="string">
            <text:p>voltage</text:p>
          </table:table-cell>
          <table:table-cell office:value-type="string">
            <text:p>current</text:p>
          </table:table-cell>
          <table:table-cell office:value-type="string">
            <text:p>scandal</text:p>
          </table:table-cell>
          <table:table-cell office:value-type="string">
            <text:p>voltage</text:p>
          </table:table-cell>
          <table:table-cell office:value-type="string">
            <text:p>current</text:p>
          </table:table-cell>
          <table:table-cell/>
          <table:table-cell office:value-type="string">
            <text:p>voltage</text:p>
          </table:table-cell>
          <table:table-cell office:value-type="string">
            <text:p>current</text:p>
          </table:table-cell>
          <table:table-cell table:number-columns-repeated="2"/>
        </table:table-row>
        <table:table-row table:style-name="ro1">
          <table:table-cell office:value-type="float" office:value="-1089">
            <text:p>-1089</text:p>
          </table:table-cell>
          <table:table-cell office:value-type="float" office:value="0.9">
            <text:p>0.9</text:p>
          </table:table-cell>
          <table:table-cell table:formula="of:=[.B2]/[.$K$2]" office:value-type="float" office:value="2.20569640489315">
            <text:p>2.20569640489315</text:p>
          </table:table-cell>
          <table:table-cell office:value-type="float" office:value="-1091">
            <text:p>-1091</text:p>
          </table:table-cell>
          <table:table-cell office:value-type="float" office:value="0">
            <text:p>0</text:p>
          </table:table-cell>
          <table:table-cell table:formula="of:=[.E2]/[.$K$2]" office:value-type="float" office:value="0">
            <text:p>0</text:p>
          </table:table-cell>
          <table:table-cell/>
          <table:table-cell office:value-type="float" office:value="57.3">
            <text:p>57.3</text:p>
          </table:table-cell>
          <table:table-cell office:value-type="float" office:value="140.2">
            <text:p>140.2</text:p>
          </table:table-cell>
          <table:table-cell table:formula="of:=[.H2]/[.I2]" office:value-type="float" office:value="0.408701854493581">
            <text:p>0.408701854493581</text:p>
          </table:table-cell>
          <table:table-cell table:formula="of:=AVERAGE([.J2:.J28])" office:value-type="float" office:value="0.40803439585041">
            <text:p>0.40803439585041</text:p>
          </table:table-cell>
        </table:table-row>
        <table:table-row table:style-name="ro1">
          <table:table-cell office:value-type="float" office:value="-723">
            <text:p>-723</text:p>
          </table:table-cell>
          <table:table-cell office:value-type="float" office:value="408.8">
            <text:p>408.8</text:p>
          </table:table-cell>
          <table:table-cell table:formula="of:=[.B3]/[.$K$2]" office:value-type="float" office:value="1001.87632257813">
            <text:p>1001.87632257813</text:p>
          </table:table-cell>
          <table:table-cell office:value-type="float" office:value="-1455">
            <text:p>-1455</text:p>
          </table:table-cell>
          <table:table-cell office:value-type="float" office:value="-408.4">
            <text:p>-408.4</text:p>
          </table:table-cell>
          <table:table-cell table:formula="of:=[.E3]/[.$K$2]" office:value-type="float" office:value="-1000.89601306485">
            <text:p>-1000.89601306485</text:p>
          </table:table-cell>
          <table:table-cell/>
          <table:table-cell office:value-type="float" office:value="113.3">
            <text:p>113.3</text:p>
          </table:table-cell>
          <table:table-cell office:value-type="float" office:value="277.5">
            <text:p>277.5</text:p>
          </table:table-cell>
          <table:table-cell table:formula="of:=[.H3]/[.I3]" office:value-type="float" office:value="0.408288288288288">
            <text:p>0.408288288288288</text:p>
          </table:table-cell>
          <table:table-cell>
            <draw:frame table:end-cell-address="Sheet1.R24" table:end-x="2.23cm" table:end-y="0.292cm" draw:z-index="0" draw:style-name="gr1" svg:width="17.046cm" svg:height="9.5cm" svg:x="0.991cm" svg:y="0.239cm">
              <draw:object draw:notify-on-update-of-ranges="Sheet1.C2:Sheet1.C52 Sheet1.A2:Sheet1.A52 Sheet1.D2:Sheet1.D52 Sheet1.F2:Sheet1.F5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-338">
            <text:p>-338</text:p>
          </table:table-cell>
          <table:table-cell office:value-type="float" office:value="831.9">
            <text:p>831.9</text:p>
          </table:table-cell>
          <table:table-cell table:formula="of:=[.B4]/[.$K$2]" office:value-type="float" office:value="2038.79871025624">
            <text:p>2038.79871025624</text:p>
          </table:table-cell>
          <table:table-cell office:value-type="float" office:value="-1825">
            <text:p>-1825</text:p>
          </table:table-cell>
          <table:table-cell office:value-type="float" office:value="-821.1">
            <text:p>-821.1</text:p>
          </table:table-cell>
          <table:table-cell table:formula="of:=[.E4]/[.$K$2]" office:value-type="float" office:value="-2012.33035339752">
            <text:p>-2012.33035339752</text:p>
          </table:table-cell>
          <table:table-cell/>
          <table:table-cell office:value-type="float" office:value="159.1">
            <text:p>159.1</text:p>
          </table:table-cell>
          <table:table-cell office:value-type="float" office:value="389.8">
            <text:p>389.8</text:p>
          </table:table-cell>
          <table:table-cell table:formula="of:=[.H4]/[.I4]" office:value-type="float" office:value="0.408158029758851">
            <text:p>0.40815802975885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95.6">
            <text:p>1295.6</text:p>
          </table:table-cell>
          <table:table-cell table:formula="of:=[.B5]/[.$K$2]" office:value-type="float" office:value="3175.22251353285">
            <text:p>3175.22251353285</text:p>
          </table:table-cell>
          <table:table-cell office:value-type="float" office:value="-2186">
            <text:p>-2186</text:p>
          </table:table-cell>
          <table:table-cell office:value-type="float" office:value="-1223.8">
            <text:p>-1223.8</text:p>
          </table:table-cell>
          <table:table-cell table:formula="of:=[.E5]/[.$K$2]" office:value-type="float" office:value="-2999.25695589804">
            <text:p>-2999.25695589804</text:p>
          </table:table-cell>
          <table:table-cell/>
          <table:table-cell office:value-type="float" office:value="220.3">
            <text:p>220.3</text:p>
          </table:table-cell>
          <table:table-cell office:value-type="float" office:value="539.8">
            <text:p>539.8</text:p>
          </table:table-cell>
          <table:table-cell table:formula="of:=[.H5]/[.I5]" office:value-type="float" office:value="0.408114116339385">
            <text:p>0.408114116339385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621.8">
            <text:p>1621.8</text:p>
          </table:table-cell>
          <table:table-cell table:formula="of:=[.B6]/[.$K$2]" office:value-type="float" office:value="3974.66492161746">
            <text:p>3974.66492161746</text:p>
          </table:table-cell>
          <table:table-cell office:value-type="float" office:value="-2544">
            <text:p>-2544</text:p>
          </table:table-cell>
          <table:table-cell office:value-type="float" office:value="-1626.3">
            <text:p>-1626.3</text:p>
          </table:table-cell>
          <table:table-cell table:formula="of:=[.E6]/[.$K$2]" office:value-type="float" office:value="-3985.69340364193">
            <text:p>-3985.69340364193</text:p>
          </table:table-cell>
          <table:table-cell/>
          <table:table-cell office:value-type="float" office:value="306.9">
            <text:p>306.9</text:p>
          </table:table-cell>
          <table:table-cell office:value-type="float" office:value="752.1">
            <text:p>752.1</text:p>
          </table:table-cell>
          <table:table-cell table:formula="of:=[.H6]/[.I6]" office:value-type="float" office:value="0.408057439170323">
            <text:p>0.408057439170323</text:p>
          </table:table-cell>
          <table:table-cell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2049.5">
            <text:p>2049.5</text:p>
          </table:table-cell>
          <table:table-cell table:formula="of:=[.B7]/[.$K$2]" office:value-type="float" office:value="5022.86086869835">
            <text:p>5022.86086869835</text:p>
          </table:table-cell>
          <table:table-cell office:value-type="float" office:value="-2909">
            <text:p>-2909</text:p>
          </table:table-cell>
          <table:table-cell office:value-type="float" office:value="-2034">
            <text:p>-2034</text:p>
          </table:table-cell>
          <table:table-cell table:formula="of:=[.E7]/[.$K$2]" office:value-type="float" office:value="-4984.87387505853">
            <text:p>-4984.87387505853</text:p>
          </table:table-cell>
          <table:table-cell/>
          <table:table-cell office:value-type="float" office:value="337.5">
            <text:p>337.5</text:p>
          </table:table-cell>
          <table:table-cell office:value-type="float" office:value="827.3">
            <text:p>827.3</text:p>
          </table:table-cell>
          <table:table-cell table:formula="of:=[.H7]/[.I7]" office:value-type="float" office:value="0.407953583947782">
            <text:p>0.407953583947782</text:p>
          </table:table-cell>
          <table:table-cell/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2447.3">
            <text:p>2447.3</text:p>
          </table:table-cell>
          <table:table-cell table:formula="of:=[.B8]/[.$K$2]" office:value-type="float" office:value="5997.77867966113">
            <text:p>5997.77867966113</text:p>
          </table:table-cell>
          <table:table-cell office:value-type="float" office:value="-3286">
            <text:p>-3286</text:p>
          </table:table-cell>
          <table:table-cell office:value-type="float" office:value="-2457.2">
            <text:p>-2457.2</text:p>
          </table:table-cell>
          <table:table-cell table:formula="of:=[.E8]/[.$K$2]" office:value-type="float" office:value="-6022.04134011495">
            <text:p>-6022.04134011495</text:p>
          </table:table-cell>
          <table:table-cell/>
          <table:table-cell office:value-type="float" office:value="403.7">
            <text:p>403.7</text:p>
          </table:table-cell>
          <table:table-cell office:value-type="float" office:value="989.5">
            <text:p>989.5</text:p>
          </table:table-cell>
          <table:table-cell table:formula="of:=[.H8]/[.I8]" office:value-type="float" office:value="0.407983830217281">
            <text:p>0.407983830217281</text:p>
          </table:table-cell>
          <table:table-cell/>
        </table:table-row>
        <table:table-row table:style-name="ro1">
          <table:table-cell office:value-type="float" office:value="1487">
            <text:p>1487</text:p>
          </table:table-cell>
          <table:table-cell office:value-type="float" office:value="2860.1">
            <text:p>2860.1</text:p>
          </table:table-cell>
          <table:table-cell table:formula="of:=[.B9]/[.$K$2]" office:value-type="float" office:value="7009.45809737212">
            <text:p>7009.45809737212</text:p>
          </table:table-cell>
          <table:table-cell office:value-type="float" office:value="-3637">
            <text:p>-3637</text:p>
          </table:table-cell>
          <table:table-cell office:value-type="float" office:value="-2849.3">
            <text:p>-2849.3</text:p>
          </table:table-cell>
          <table:table-cell table:formula="of:=[.E9]/[.$K$2]" office:value-type="float" office:value="-6982.9897405134">
            <text:p>-6982.9897405134</text:p>
          </table:table-cell>
          <table:table-cell/>
          <table:table-cell office:value-type="float" office:value="449.4">
            <text:p>449.4</text:p>
          </table:table-cell>
          <table:table-cell office:value-type="float" office:value="1101.7">
            <text:p>1101.7</text:p>
          </table:table-cell>
          <table:table-cell table:formula="of:=[.H9]/[.I9]" office:value-type="float" office:value="0.407915040392121">
            <text:p>0.407915040392121</text:p>
          </table:table-cell>
          <table:table-cell/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3273">
            <text:p>3273</text:p>
          </table:table-cell>
          <table:table-cell table:formula="of:=[.B10]/[.$K$2]" office:value-type="float" office:value="8021.38259246143">
            <text:p>8021.38259246143</text:p>
          </table:table-cell>
          <table:table-cell office:value-type="float" office:value="-4016">
            <text:p>-4016</text:p>
          </table:table-cell>
          <table:table-cell office:value-type="float" office:value="-3274">
            <text:p>-3274</text:p>
          </table:table-cell>
          <table:table-cell table:formula="of:=[.E10]/[.$K$2]" office:value-type="float" office:value="-8023.83336624465">
            <text:p>-8023.83336624465</text:p>
          </table:table-cell>
          <table:table-cell/>
          <table:table-cell office:value-type="float" office:value="56.7">
            <text:p>56.7</text:p>
          </table:table-cell>
          <table:table-cell office:value-type="float" office:value="138.8">
            <text:p>138.8</text:p>
          </table:table-cell>
          <table:table-cell table:formula="of:=[.H10]/[.I10]" office:value-type="float" office:value="0.40850144092219">
            <text:p>0.40850144092219</text:p>
          </table:table-cell>
          <table:table-cell/>
        </table:table-row>
        <table:table-row table:style-name="ro1">
          <table:table-cell office:value-type="float" office:value="2284">
            <text:p>2284</text:p>
          </table:table-cell>
          <table:table-cell office:value-type="float" office:value="3751">
            <text:p>3751</text:p>
          </table:table-cell>
          <table:table-cell table:formula="of:=[.B11]/[.$K$2]" office:value-type="float" office:value="9192.85246083802">
            <text:p>9192.85246083802</text:p>
          </table:table-cell>
          <table:table-cell office:value-type="float" office:value="-4385.5">
            <text:p>-4385.5</text:p>
          </table:table-cell>
          <table:table-cell office:value-type="float" office:value="-3688">
            <text:p>-3688</text:p>
          </table:table-cell>
          <table:table-cell table:formula="of:=[.E11]/[.$K$2]" office:value-type="float" office:value="-9038.4537124955">
            <text:p>-9038.4537124955</text:p>
          </table:table-cell>
          <table:table-cell/>
          <table:table-cell office:value-type="float" office:value="67">
            <text:p>67</text:p>
          </table:table-cell>
          <table:table-cell office:value-type="float" office:value="164.2">
            <text:p>164.2</text:p>
          </table:table-cell>
          <table:table-cell table:formula="of:=[.H11]/[.I11]" office:value-type="float" office:value="0.408038976857491">
            <text:p>0.408038976857491</text:p>
          </table:table-cell>
          <table:table-cell/>
        </table:table-row>
        <table:table-row table:style-name="ro1">
          <table:table-cell office:value-type="float" office:value="2539">
            <text:p>2539</text:p>
          </table:table-cell>
          <table:table-cell office:value-type="float" office:value="4037">
            <text:p>4037</text:p>
          </table:table-cell>
          <table:table-cell table:formula="of:=[.B12]/[.$K$2]" office:value-type="float" office:value="9893.7737628374">
            <text:p>9893.7737628374</text:p>
          </table:table-cell>
          <table:table-cell office:value-type="float" office:value="-4723">
            <text:p>-4723</text:p>
          </table:table-cell>
          <table:table-cell office:value-type="float" office:value="-4065">
            <text:p>-4065</text:p>
          </table:table-cell>
          <table:table-cell table:formula="of:=[.E12]/[.$K$2]" office:value-type="float" office:value="-9962.39542876741">
            <text:p>-9962.39542876741</text:p>
          </table:table-cell>
          <table:table-cell/>
          <table:table-cell office:value-type="float" office:value="1306.3">
            <text:p>1306.3</text:p>
          </table:table-cell>
          <table:table-cell office:value-type="float" office:value="3201">
            <text:p>3201</text:p>
          </table:table-cell>
          <table:table-cell table:formula="of:=[.H12]/[.I12]" office:value-type="float" office:value="0.408091221493283">
            <text:p>0.408091221493283</text:p>
          </table:table-cell>
          <table:table-cell/>
        </table:table-row>
        <table:table-row table:style-name="ro1">
          <table:table-cell office:value-type="float" office:value="3180">
            <text:p>3180</text:p>
          </table:table-cell>
          <table:table-cell office:value-type="float" office:value="4756">
            <text:p>4756</text:p>
          </table:table-cell>
          <table:table-cell table:formula="of:=[.B13]/[.$K$2]" office:value-type="float" office:value="11655.8801129687">
            <text:p>11655.8801129687</text:p>
          </table:table-cell>
          <table:table-cell office:value-type="float" office:value="-5086">
            <text:p>-5086</text:p>
          </table:table-cell>
          <table:table-cell office:value-type="float" office:value="-4473">
            <text:p>-4473</text:p>
          </table:table-cell>
          <table:table-cell table:formula="of:=[.E13]/[.$K$2]" office:value-type="float" office:value="-10962.311132319">
            <text:p>-10962.311132319</text:p>
          </table:table-cell>
          <table:table-cell/>
          <table:table-cell office:value-type="float" office:value="1392.4">
            <text:p>1392.4</text:p>
          </table:table-cell>
          <table:table-cell office:value-type="float" office:value="3413">
            <text:p>3413</text:p>
          </table:table-cell>
          <table:table-cell table:formula="of:=[.H13]/[.I13]" office:value-type="float" office:value="0.407969528274246">
            <text:p>0.407969528274246</text:p>
          </table:table-cell>
          <table:table-cell/>
        </table:table-row>
        <table:table-row table:style-name="ro1">
          <table:table-cell office:value-type="float" office:value="3402">
            <text:p>3402</text:p>
          </table:table-cell>
          <table:table-cell office:value-type="float" office:value="5005">
            <text:p>5005</text:p>
          </table:table-cell>
          <table:table-cell table:formula="of:=[.B14]/[.$K$2]" office:value-type="float" office:value="12266.1227849891">
            <text:p>12266.1227849891</text:p>
          </table:table-cell>
          <table:table-cell office:value-type="float" office:value="-5459.5">
            <text:p>-5459.5</text:p>
          </table:table-cell>
          <table:table-cell office:value-type="float" office:value="-4890">
            <text:p>-4890</text:p>
          </table:table-cell>
          <table:table-cell table:formula="of:=[.E14]/[.$K$2]" office:value-type="float" office:value="-11984.2837999195">
            <text:p>-11984.2837999195</text:p>
          </table:table-cell>
          <table:table-cell table:number-columns-repeated="5"/>
        </table:table-row>
        <table:table-row table:style-name="ro1">
          <table:table-cell office:value-type="float" office:value="3745">
            <text:p>3745</text:p>
          </table:table-cell>
          <table:table-cell office:value-type="float" office:value="5391">
            <text:p>5391</text:p>
          </table:table-cell>
          <table:table-cell table:formula="of:=[.B15]/[.$K$2]" office:value-type="float" office:value="13212.12146531">
            <text:p>13212.12146531</text:p>
          </table:table-cell>
          <table:table-cell office:value-type="float" office:value="-5841.5">
            <text:p>-5841.5</text:p>
          </table:table-cell>
          <table:table-cell office:value-type="float" office:value="-5320">
            <text:p>-5320</text:p>
          </table:table-cell>
          <table:table-cell table:formula="of:=[.E15]/[.$K$2]" office:value-type="float" office:value="-13038.1165267017">
            <text:p>-13038.1165267017</text:p>
          </table:table-cell>
          <table:table-cell table:number-columns-repeated="5"/>
        </table:table-row>
        <table:table-row table:style-name="ro1">
          <table:table-cell office:value-type="float" office:value="4051">
            <text:p>4051</text:p>
          </table:table-cell>
          <table:table-cell office:value-type="float" office:value="5734">
            <text:p>5734</text:p>
          </table:table-cell>
          <table:table-cell table:formula="of:=[.B16]/[.$K$2]" office:value-type="float" office:value="14052.7368729526">
            <text:p>14052.7368729526</text:p>
          </table:table-cell>
          <table:table-cell office:value-type="float" office:value="-6238.5">
            <text:p>-6238.5</text:p>
          </table:table-cell>
          <table:table-cell office:value-type="float" office:value="-5764">
            <text:p>-5764</text:p>
          </table:table-cell>
          <table:table-cell table:formula="of:=[.E16]/[.$K$2]" office:value-type="float" office:value="-14126.260086449">
            <text:p>-14126.260086449</text:p>
          </table:table-cell>
          <table:table-cell/>
          <table:table-cell office:value-type="float" office:value="1101.2">
            <text:p>1101.2</text:p>
          </table:table-cell>
          <table:table-cell office:value-type="float" office:value="2699.9">
            <text:p>2699.9</text:p>
          </table:table-cell>
          <table:table-cell table:formula="of:=[.H16]/[.I16]" office:value-type="float" office:value="0.407866958035483">
            <text:p>0.407866958035483</text:p>
          </table:table-cell>
          <table:table-cell/>
        </table:table-row>
        <table:table-row table:style-name="ro1">
          <table:table-cell office:value-type="float" office:value="4405.5">
            <text:p>4405.5</text:p>
          </table:table-cell>
          <table:table-cell office:value-type="float" office:value="6131">
            <text:p>6131</text:p>
          </table:table-cell>
          <table:table-cell table:formula="of:=[.B17]/[.$K$2]" office:value-type="float" office:value="15025.6940648888">
            <text:p>15025.6940648888</text:p>
          </table:table-cell>
          <table:table-cell office:value-type="float" office:value="-6569">
            <text:p>-6569</text:p>
          </table:table-cell>
          <table:table-cell office:value-type="float" office:value="-6136">
            <text:p>-6136</text:p>
          </table:table-cell>
          <table:table-cell table:formula="of:=[.E17]/[.$K$2]" office:value-type="float" office:value="-15037.9479338049">
            <text:p>-15037.9479338049</text:p>
          </table:table-cell>
          <table:table-cell/>
          <table:table-cell office:value-type="float" office:value="1055.3">
            <text:p>1055.3</text:p>
          </table:table-cell>
          <table:table-cell office:value-type="float" office:value="2587.4">
            <text:p>2587.4</text:p>
          </table:table-cell>
          <table:table-cell table:formula="of:=[.H17]/[.I17]" office:value-type="float" office:value="0.407861173378681">
            <text:p>0.407861173378681</text:p>
          </table:table-cell>
          <table:table-cell/>
        </table:table-row>
        <table:table-row table:style-name="ro1">
          <table:table-cell office:value-type="float" office:value="4783">
            <text:p>4783</text:p>
          </table:table-cell>
          <table:table-cell office:value-type="float" office:value="6555">
            <text:p>6555</text:p>
          </table:table-cell>
          <table:table-cell table:formula="of:=[.B18]/[.$K$2]" office:value-type="float" office:value="16064.8221489718">
            <text:p>16064.8221489718</text:p>
          </table:table-cell>
          <table:table-cell office:value-type="float" office:value="-6925">
            <text:p>-6925</text:p>
          </table:table-cell>
          <table:table-cell office:value-type="float" office:value="-6565">
            <text:p>-6565</text:p>
          </table:table-cell>
          <table:table-cell table:formula="of:=[.E18]/[.$K$2]" office:value-type="float" office:value="-16089.3298868039">
            <text:p>-16089.3298868039</text:p>
          </table:table-cell>
          <table:table-cell/>
          <table:table-cell office:value-type="float" office:value="983.8">
            <text:p>983.8</text:p>
          </table:table-cell>
          <table:table-cell office:value-type="float" office:value="2413.3">
            <text:p>2413.3</text:p>
          </table:table-cell>
          <table:table-cell table:formula="of:=[.H18]/[.I18]" office:value-type="float" office:value="0.407657564330999">
            <text:p>0.407657564330999</text:p>
          </table:table-cell>
          <table:table-cell/>
        </table:table-row>
        <table:table-row table:style-name="ro1">
          <table:table-cell office:value-type="float" office:value="5125">
            <text:p>5125</text:p>
          </table:table-cell>
          <table:table-cell office:value-type="float" office:value="6938">
            <text:p>6938</text:p>
          </table:table-cell>
          <table:table-cell table:formula="of:=[.B19]/[.$K$2]" office:value-type="float" office:value="17003.468507943">
            <text:p>17003.468507943</text:p>
          </table:table-cell>
          <table:table-cell office:value-type="float" office:value="-7282.5">
            <text:p>-7282.5</text:p>
          </table:table-cell>
          <table:table-cell office:value-type="float" office:value="-6937">
            <text:p>-6937</text:p>
          </table:table-cell>
          <table:table-cell table:formula="of:=[.E19]/[.$K$2]" office:value-type="float" office:value="-17001.0177341598">
            <text:p>-17001.0177341598</text:p>
          </table:table-cell>
          <table:table-cell/>
          <table:table-cell office:value-type="float" office:value="886.9">
            <text:p>886.9</text:p>
          </table:table-cell>
          <table:table-cell office:value-type="float" office:value="2174.4">
            <text:p>2174.4</text:p>
          </table:table-cell>
          <table:table-cell table:formula="of:=[.H19]/[.I19]" office:value-type="float" office:value="0.407882634289919">
            <text:p>0.407882634289919</text:p>
          </table:table-cell>
          <table:table-cell/>
        </table:table-row>
        <table:table-row table:style-name="ro1">
          <table:table-cell office:value-type="float" office:value="5534">
            <text:p>5534</text:p>
          </table:table-cell>
          <table:table-cell office:value-type="float" office:value="7398">
            <text:p>7398</text:p>
          </table:table-cell>
          <table:table-cell table:formula="of:=[.B20]/[.$K$2]" office:value-type="float" office:value="18130.8244482217">
            <text:p>18130.8244482217</text:p>
          </table:table-cell>
          <table:table-cell office:value-type="float" office:value="-7682">
            <text:p>-7682</text:p>
          </table:table-cell>
          <table:table-cell office:value-type="float" office:value="-7386">
            <text:p>-7386</text:p>
          </table:table-cell>
          <table:table-cell table:formula="of:=[.E20]/[.$K$2]" office:value-type="float" office:value="-18101.4151628231">
            <text:p>-18101.4151628231</text:p>
          </table:table-cell>
          <table:table-cell/>
          <table:table-cell office:value-type="float" office:value="825.8">
            <text:p>825.8</text:p>
          </table:table-cell>
          <table:table-cell office:value-type="float" office:value="2024.4">
            <text:p>2024.4</text:p>
          </table:table-cell>
          <table:table-cell table:formula="of:=[.H20]/[.I20]" office:value-type="float" office:value="0.407923335309227">
            <text:p>0.407923335309227</text:p>
          </table:table-cell>
          <table:table-cell/>
        </table:table-row>
        <table:table-row table:style-name="ro1">
          <table:table-cell office:value-type="float" office:value="5872">
            <text:p>5872</text:p>
          </table:table-cell>
          <table:table-cell office:value-type="float" office:value="7775">
            <text:p>7775</text:p>
          </table:table-cell>
          <table:table-cell table:formula="of:=[.B21]/[.$K$2]" office:value-type="float" office:value="19054.7661644936">
            <text:p>19054.7661644936</text:p>
          </table:table-cell>
          <table:table-cell office:value-type="float" office:value="-8017">
            <text:p>-8017</text:p>
          </table:table-cell>
          <table:table-cell office:value-type="float" office:value="-7763">
            <text:p>-7763</text:p>
          </table:table-cell>
          <table:table-cell table:formula="of:=[.E21]/[.$K$2]" office:value-type="float" office:value="-19025.3568790951">
            <text:p>-19025.3568790951</text:p>
          </table:table-cell>
          <table:table-cell/>
          <table:table-cell office:value-type="float" office:value="769.6">
            <text:p>769.6</text:p>
          </table:table-cell>
          <table:table-cell office:value-type="float" office:value="1886.7">
            <text:p>1886.7</text:p>
          </table:table-cell>
          <table:table-cell table:formula="of:=[.H21]/[.I21]" office:value-type="float" office:value="0.407907987491387">
            <text:p>0.407907987491387</text:p>
          </table:table-cell>
          <table:table-cell/>
        </table:table-row>
        <table:table-row table:style-name="ro1">
          <table:table-cell office:value-type="float" office:value="6262">
            <text:p>6262</text:p>
          </table:table-cell>
          <table:table-cell office:value-type="float" office:value="8215">
            <text:p>8215</text:p>
          </table:table-cell>
          <table:table-cell table:formula="of:=[.B22]/[.$K$2]" office:value-type="float" office:value="20133.1066291081">
            <text:p>20133.1066291081</text:p>
          </table:table-cell>
          <table:table-cell office:value-type="float" office:value="-8352">
            <text:p>-8352</text:p>
          </table:table-cell>
          <table:table-cell office:value-type="float" office:value="-8142">
            <text:p>-8142</text:p>
          </table:table-cell>
          <table:table-cell table:formula="of:=[.E22]/[.$K$2]" office:value-type="float" office:value="-19954.2001429334">
            <text:p>-19954.2001429334</text:p>
          </table:table-cell>
          <table:table-cell/>
          <table:table-cell office:value-type="float" office:value="728.9">
            <text:p>728.9</text:p>
          </table:table-cell>
          <table:table-cell office:value-type="float" office:value="1786.8">
            <text:p>1786.8</text:p>
          </table:table-cell>
          <table:table-cell table:formula="of:=[.H22]/[.I22]" office:value-type="float" office:value="0.407935974927244">
            <text:p>0.407935974927244</text:p>
          </table:table-cell>
          <table:table-cell/>
        </table:table-row>
        <table:table-row table:style-name="ro1">
          <table:table-cell office:value-type="float" office:value="6583">
            <text:p>6583</text:p>
          </table:table-cell>
          <table:table-cell office:value-type="float" office:value="8576">
            <text:p>8576</text:p>
          </table:table-cell>
          <table:table-cell table:formula="of:=[.B23]/[.$K$2]" office:value-type="float" office:value="21017.8359648485">
            <text:p>21017.8359648485</text:p>
          </table:table-cell>
          <table:table-cell office:value-type="float" office:value="-8735">
            <text:p>-8735</text:p>
          </table:table-cell>
          <table:table-cell office:value-type="float" office:value="-8571">
            <text:p>-8571</text:p>
          </table:table-cell>
          <table:table-cell table:formula="of:=[.E23]/[.$K$2]" office:value-type="float" office:value="-21005.5820959325">
            <text:p>-21005.5820959325</text:p>
          </table:table-cell>
          <table:table-cell/>
          <table:table-cell office:value-type="float" office:value="672.8">
            <text:p>672.8</text:p>
          </table:table-cell>
          <table:table-cell office:value-type="float" office:value="1649.3">
            <text:p>1649.3</text:p>
          </table:table-cell>
          <table:table-cell table:formula="of:=[.H23]/[.I23]" office:value-type="float" office:value="0.407930637240041">
            <text:p>0.407930637240041</text:p>
          </table:table-cell>
          <table:table-cell/>
        </table:table-row>
        <table:table-row table:style-name="ro1">
          <table:table-cell office:value-type="float" office:value="6935">
            <text:p>6935</text:p>
          </table:table-cell>
          <table:table-cell office:value-type="float" office:value="8970">
            <text:p>8970</text:p>
          </table:table-cell>
          <table:table-cell table:formula="of:=[.B24]/[.$K$2]" office:value-type="float" office:value="21983.4408354351">
            <text:p>21983.4408354351</text:p>
          </table:table-cell>
          <table:table-cell office:value-type="float" office:value="-9094">
            <text:p>-9094</text:p>
          </table:table-cell>
          <table:table-cell office:value-type="float" office:value="-8974">
            <text:p>-8974</text:p>
          </table:table-cell>
          <table:table-cell table:formula="of:=[.E24]/[.$K$2]" office:value-type="float" office:value="-21993.2439305679">
            <text:p>-21993.2439305679</text:p>
          </table:table-cell>
          <table:table-cell/>
          <table:table-cell office:value-type="float" office:value="601.6">
            <text:p>601.6</text:p>
          </table:table-cell>
          <table:table-cell office:value-type="float" office:value="1474.5">
            <text:p>1474.5</text:p>
          </table:table-cell>
          <table:table-cell table:formula="of:=[.H24]/[.I24]" office:value-type="float" office:value="0.408002712783995">
            <text:p>0.408002712783995</text:p>
          </table:table-cell>
          <table:table-cell/>
        </table:table-row>
        <table:table-row table:style-name="ro1">
          <table:table-cell office:value-type="float" office:value="7292">
            <text:p>7292</text:p>
          </table:table-cell>
          <table:table-cell office:value-type="float" office:value="9374">
            <text:p>9374</text:p>
          </table:table-cell>
          <table:table-cell table:formula="of:=[.B25]/[.$K$2]" office:value-type="float" office:value="22973.5534438538">
            <text:p>22973.5534438538</text:p>
          </table:table-cell>
          <table:table-cell office:value-type="float" office:value="-9466">
            <text:p>-9466</text:p>
          </table:table-cell>
          <table:table-cell office:value-type="float" office:value="-9394">
            <text:p>-9394</text:p>
          </table:table-cell>
          <table:table-cell table:formula="of:=[.E25]/[.$K$2]" office:value-type="float" office:value="-23022.5689195181">
            <text:p>-23022.5689195181</text:p>
          </table:table-cell>
          <table:table-cell/>
          <table:table-cell office:value-type="float" office:value="550.4">
            <text:p>550.4</text:p>
          </table:table-cell>
          <table:table-cell office:value-type="float" office:value="1349.6">
            <text:p>1349.6</text:p>
          </table:table-cell>
          <table:table-cell table:formula="of:=[.H25]/[.I25]" office:value-type="float" office:value="0.407824540604624">
            <text:p>0.407824540604624</text:p>
          </table:table-cell>
          <table:table-cell/>
        </table:table-row>
        <table:table-row table:style-name="ro1">
          <table:table-cell office:value-type="float" office:value="7673">
            <text:p>7673</text:p>
          </table:table-cell>
          <table:table-cell office:value-type="float" office:value="9803">
            <text:p>9803</text:p>
          </table:table-cell>
          <table:table-cell table:formula="of:=[.B26]/[.$K$2]" office:value-type="float" office:value="24024.9353968529">
            <text:p>24024.9353968529</text:p>
          </table:table-cell>
          <table:table-cell office:value-type="float" office:value="-9827">
            <text:p>-9827</text:p>
          </table:table-cell>
          <table:table-cell office:value-type="float" office:value="-9802">
            <text:p>-9802</text:p>
          </table:table-cell>
          <table:table-cell table:formula="of:=[.E26]/[.$K$2]" office:value-type="float" office:value="-24022.4846230696">
            <text:p>-24022.4846230696</text:p>
          </table:table-cell>
          <table:table-cell/>
          <table:table-cell office:value-type="float" office:value="458.8">
            <text:p>458.8</text:p>
          </table:table-cell>
          <table:table-cell office:value-type="float" office:value="1124.5">
            <text:p>1124.5</text:p>
          </table:table-cell>
          <table:table-cell table:formula="of:=[.H26]/[.I26]" office:value-type="float" office:value="0.408003557136505">
            <text:p>0.408003557136505</text:p>
          </table:table-cell>
          <table:table-cell/>
        </table:table-row>
        <table:table-row table:style-name="ro1">
          <table:table-cell office:value-type="float" office:value="8046">
            <text:p>8046</text:p>
          </table:table-cell>
          <table:table-cell office:value-type="float" office:value="10224">
            <text:p>10224</text:p>
          </table:table-cell>
          <table:table-cell table:formula="of:=[.B27]/[.$K$2]" office:value-type="float" office:value="25056.7111595862">
            <text:p>25056.7111595862</text:p>
          </table:table-cell>
          <table:table-cell office:value-type="float" office:value="-10203">
            <text:p>-10203</text:p>
          </table:table-cell>
          <table:table-cell office:value-type="float" office:value="-10222">
            <text:p>-10222</text:p>
          </table:table-cell>
          <table:table-cell table:formula="of:=[.E27]/[.$K$2]" office:value-type="float" office:value="-25051.8096120198">
            <text:p>-25051.8096120198</text:p>
          </table:table-cell>
          <table:table-cell/>
          <table:table-cell office:value-type="float" office:value="387.6">
            <text:p>387.6</text:p>
          </table:table-cell>
          <table:table-cell office:value-type="float" office:value="949.7">
            <text:p>949.7</text:p>
          </table:table-cell>
          <table:table-cell table:formula="of:=[.H27]/[.I27]" office:value-type="float" office:value="0.408128882805096">
            <text:p>0.408128882805096</text:p>
          </table:table-cell>
          <table:table-cell/>
        </table:table-row>
        <table:table-row table:style-name="ro1">
          <table:table-cell office:value-type="float" office:value="8401">
            <text:p>8401</text:p>
          </table:table-cell>
          <table:table-cell office:value-type="float" office:value="10623">
            <text:p>10623</text:p>
          </table:table-cell>
          <table:table-cell table:formula="of:=[.B28]/[.$K$2]" office:value-type="float" office:value="26034.5698990888">
            <text:p>26034.5698990888</text:p>
          </table:table-cell>
          <table:table-cell office:value-type="float" office:value="-10533">
            <text:p>-10533</text:p>
          </table:table-cell>
          <table:table-cell office:value-type="float" office:value="-10595">
            <text:p>-10595</text:p>
          </table:table-cell>
          <table:table-cell table:formula="of:=[.E28]/[.$K$2]" office:value-type="float" office:value="-25965.9482331588">
            <text:p>-25965.9482331588</text:p>
          </table:table-cell>
          <table:table-cell/>
          <table:table-cell office:value-type="float" office:value="311.1">
            <text:p>311.1</text:p>
          </table:table-cell>
          <table:table-cell office:value-type="float" office:value="762.2">
            <text:p>762.2</text:p>
          </table:table-cell>
          <table:table-cell table:formula="of:=[.H28]/[.I28]" office:value-type="float" office:value="0.408160587772238">
            <text:p>0.408160587772238</text:p>
          </table:table-cell>
          <table:table-cell/>
        </table:table-row>
        <table:table-row table:style-name="ro1">
          <table:table-cell office:value-type="float" office:value="8750">
            <text:p>8750</text:p>
          </table:table-cell>
          <table:table-cell office:value-type="float" office:value="11017">
            <text:p>11017</text:p>
          </table:table-cell>
          <table:table-cell table:formula="of:=[.B29]/[.$K$2]" office:value-type="float" office:value="27000.1747696754">
            <text:p>27000.1747696754</text:p>
          </table:table-cell>
          <table:table-cell office:value-type="float" office:value="-10918">
            <text:p>-10918</text:p>
          </table:table-cell>
          <table:table-cell office:value-type="float" office:value="-11030">
            <text:p>-11030</text:p>
          </table:table-cell>
          <table:table-cell table:formula="of:=[.E29]/[.$K$2]" office:value-type="float" office:value="-27032.0348288572">
            <text:p>-27032.0348288572</text:p>
          </table:table-cell>
          <table:table-cell/>
          <table:table-cell table:number-columns-repeated="2"/>
          <table:table-cell table:formula="of:=[.H29]/[.I29]" office:value-type="float" office:value="0">
            <text:p>#DIV/0!</text:p>
          </table:table-cell>
          <table:table-cell/>
        </table:table-row>
        <table:table-row table:style-name="ro1">
          <table:table-cell office:value-type="float" office:value="9130">
            <text:p>9130</text:p>
          </table:table-cell>
          <table:table-cell office:value-type="float" office:value="11446">
            <text:p>11446</text:p>
          </table:table-cell>
          <table:table-cell table:formula="of:=[.B30]/[.$K$2]" office:value-type="float" office:value="28051.5567226745">
            <text:p>28051.5567226745</text:p>
          </table:table-cell>
          <table:table-cell office:value-type="float" office:value="-11273">
            <text:p>-11273</text:p>
          </table:table-cell>
          <table:table-cell office:value-type="float" office:value="-11430">
            <text:p>-11430</text:p>
          </table:table-cell>
          <table:table-cell table:formula="of:=[.E30]/[.$K$2]" office:value-type="float" office:value="-28012.344342143">
            <text:p>-28012.344342143</text:p>
          </table:table-cell>
          <table:table-cell/>
          <table:table-cell table:number-columns-repeated="2"/>
          <table:table-cell table:formula="of:=[.H30]/[.I30]" office:value-type="float" office:value="0">
            <text:p>#DIV/0!</text:p>
          </table:table-cell>
          <table:table-cell/>
        </table:table-row>
        <table:table-row table:style-name="ro1">
          <table:table-cell office:value-type="float" office:value="9494">
            <text:p>9494</text:p>
          </table:table-cell>
          <table:table-cell office:value-type="float" office:value="11856">
            <text:p>11856</text:p>
          </table:table-cell>
          <table:table-cell table:formula="of:=[.B31]/[.$K$2]" office:value-type="float" office:value="29056.3739737925">
            <text:p>29056.3739737925</text:p>
          </table:table-cell>
          <table:table-cell office:value-type="float" office:value="-11622">
            <text:p>-11622</text:p>
          </table:table-cell>
          <table:table-cell office:value-type="float" office:value="-11822">
            <text:p>-11822</text:p>
          </table:table-cell>
          <table:table-cell table:formula="of:=[.E31]/[.$K$2]" office:value-type="float" office:value="-28973.0476651632">
            <text:p>-28973.0476651632</text:p>
          </table:table-cell>
          <table:table-cell/>
          <table:table-cell table:number-columns-repeated="2"/>
          <table:table-cell table:formula="of:=[.H31]/[.I31]" office:value-type="float" office:value="0">
            <text:p>#DIV/0!</text:p>
          </table:table-cell>
          <table:table-cell/>
        </table:table-row>
        <table:table-row table:style-name="ro1">
          <table:table-cell office:value-type="float" office:value="9848">
            <text:p>9848</text:p>
          </table:table-cell>
          <table:table-cell office:value-type="float" office:value="12255">
            <text:p>12255</text:p>
          </table:table-cell>
          <table:table-cell table:formula="of:=[.B32]/[.$K$2]" office:value-type="float" office:value="30034.2327132951">
            <text:p>30034.2327132951</text:p>
          </table:table-cell>
          <table:table-cell office:value-type="float" office:value="-11999">
            <text:p>-11999</text:p>
          </table:table-cell>
          <table:table-cell office:value-type="float" office:value="-12247">
            <text:p>-12247</text:p>
          </table:table-cell>
          <table:table-cell table:formula="of:=[.E32]/[.$K$2]" office:value-type="float" office:value="-30014.6265230294">
            <text:p>-30014.6265230294</text:p>
          </table:table-cell>
          <table:table-cell/>
          <table:table-cell table:number-columns-repeated="2"/>
          <table:table-cell table:formula="of:=[.H32]/[.I32]" office:value-type="float" office:value="0">
            <text:p>#DIV/0!</text:p>
          </table:table-cell>
          <table:table-cell/>
        </table:table-row>
        <table:table-row table:style-name="ro1">
          <table:table-cell office:value-type="float" office:value="10188">
            <text:p>10188</text:p>
          </table:table-cell>
          <table:table-cell office:value-type="float" office:value="12639">
            <text:p>12639</text:p>
          </table:table-cell>
          <table:table-cell table:formula="of:=[.B33]/[.$K$2]" office:value-type="float" office:value="30975.3298460495">
            <text:p>30975.3298460495</text:p>
          </table:table-cell>
          <table:table-cell office:value-type="float" office:value="-12359">
            <text:p>-12359</text:p>
          </table:table-cell>
          <table:table-cell office:value-type="float" office:value="-12650">
            <text:p>-12650</text:p>
          </table:table-cell>
          <table:table-cell table:formula="of:=[.E33]/[.$K$2]" office:value-type="float" office:value="-31002.2883576649">
            <text:p>-31002.2883576649</text:p>
          </table:table-cell>
          <table:table-cell/>
          <table:table-cell table:number-columns-repeated="2"/>
          <table:table-cell table:formula="of:=[.H33]/[.I33]" office:value-type="float" office:value="0">
            <text:p>#DIV/0!</text:p>
          </table:table-cell>
          <table:table-cell/>
        </table:table-row>
        <table:table-row table:style-name="ro1">
          <table:table-cell office:value-type="float" office:value="10551">
            <text:p>10551</text:p>
          </table:table-cell>
          <table:table-cell office:value-type="float" office:value="13054">
            <text:p>13054</text:p>
          </table:table-cell>
          <table:table-cell table:formula="of:=[.B34]/[.$K$2]" office:value-type="float" office:value="31992.4009660836">
            <text:p>31992.4009660836</text:p>
          </table:table-cell>
          <table:table-cell office:value-type="float" office:value="-12712">
            <text:p>-12712</text:p>
          </table:table-cell>
          <table:table-cell office:value-type="float" office:value="-13050">
            <text:p>-13050</text:p>
          </table:table-cell>
          <table:table-cell table:formula="of:=[.E34]/[.$K$2]" office:value-type="float" office:value="-31982.5978709507">
            <text:p>-31982.5978709507</text:p>
          </table:table-cell>
          <table:table-cell table:number-columns-repeated="5"/>
        </table:table-row>
        <table:table-row table:style-name="ro1">
          <table:table-cell office:value-type="float" office:value="10931">
            <text:p>10931</text:p>
          </table:table-cell>
          <table:table-cell office:value-type="float" office:value="13482">
            <text:p>13482</text:p>
          </table:table-cell>
          <table:table-cell table:formula="of:=[.B35]/[.$K$2]" office:value-type="float" office:value="33041.3321452994">
            <text:p>33041.3321452994</text:p>
          </table:table-cell>
          <table:table-cell office:value-type="float" office:value="-13108">
            <text:p>-13108</text:p>
          </table:table-cell>
          <table:table-cell office:value-type="float" office:value="-13499">
            <text:p>-13499</text:p>
          </table:table-cell>
          <table:table-cell table:formula="of:=[.E35]/[.$K$2]" office:value-type="float" office:value="-33082.9952996141">
            <text:p>-33082.9952996141</text:p>
          </table:table-cell>
          <table:table-cell table:number-columns-repeated="5"/>
        </table:table-row>
        <table:table-row table:style-name="ro1">
          <table:table-cell office:value-type="float" office:value="11311.5">
            <text:p>11311.5</text:p>
          </table:table-cell>
          <table:table-cell office:value-type="float" office:value="13913">
            <text:p>13913</text:p>
          </table:table-cell>
          <table:table-cell table:formula="of:=[.B36]/[.$K$2]" office:value-type="float" office:value="34097.6156458649">
            <text:p>34097.6156458649</text:p>
          </table:table-cell>
          <table:table-cell office:value-type="float" office:value="-13467">
            <text:p>-13467</text:p>
          </table:table-cell>
          <table:table-cell office:value-type="float" office:value="-13904">
            <text:p>-13904</text:p>
          </table:table-cell>
          <table:table-cell table:formula="of:=[.E36]/[.$K$2]" office:value-type="float" office:value="-34075.558681816">
            <text:p>-34075.558681816</text:p>
          </table:table-cell>
          <table:table-cell table:number-columns-repeated="5"/>
        </table:table-row>
        <table:table-row table:style-name="ro1">
          <table:table-cell office:value-type="float" office:value="11647.5">
            <text:p>11647.5</text:p>
          </table:table-cell>
          <table:table-cell office:value-type="float" office:value="14292">
            <text:p>14292</text:p>
          </table:table-cell>
          <table:table-cell table:formula="of:=[.B37]/[.$K$2]" office:value-type="float" office:value="35026.4589097033">
            <text:p>35026.4589097033</text:p>
          </table:table-cell>
          <table:table-cell office:value-type="float" office:value="-13794">
            <text:p>-13794</text:p>
          </table:table-cell>
          <table:table-cell office:value-type="float" office:value="-14273">
            <text:p>-14273</text:p>
          </table:table-cell>
          <table:table-cell table:formula="of:=[.E37]/[.$K$2]" office:value-type="float" office:value="-34979.8942078222">
            <text:p>-34979.8942078222</text:p>
          </table:table-cell>
          <table:table-cell table:number-columns-repeated="5"/>
        </table:table-row>
        <table:table-row table:style-name="ro1">
          <table:table-cell office:value-type="float" office:value="12031">
            <text:p>12031</text:p>
          </table:table-cell>
          <table:table-cell office:value-type="float" office:value="14706">
            <text:p>14706</text:p>
          </table:table-cell>
          <table:table-cell table:formula="of:=[.B38]/[.$K$2]" office:value-type="float" office:value="36041.0792559541">
            <text:p>36041.0792559541</text:p>
          </table:table-cell>
          <table:table-cell office:value-type="float" office:value="-14190">
            <text:p>-14190</text:p>
          </table:table-cell>
          <table:table-cell office:value-type="float" office:value="-14724">
            <text:p>-14724</text:p>
          </table:table-cell>
          <table:table-cell table:formula="of:=[.E38]/[.$K$2]" office:value-type="float" office:value="-36085.193184052">
            <text:p>-36085.193184052</text:p>
          </table:table-cell>
          <table:table-cell table:number-columns-repeated="5"/>
        </table:table-row>
        <table:table-row table:style-name="ro1">
          <table:table-cell office:value-type="float" office:value="12397">
            <text:p>12397</text:p>
          </table:table-cell>
          <table:table-cell office:value-type="float" office:value="15122">
            <text:p>15122</text:p>
          </table:table-cell>
          <table:table-cell table:formula="of:=[.B39]/[.$K$2]" office:value-type="float" office:value="37060.6011497714">
            <text:p>37060.6011497714</text:p>
          </table:table-cell>
          <table:table-cell office:value-type="float" office:value="-14533">
            <text:p>-14533</text:p>
          </table:table-cell>
          <table:table-cell office:value-type="float" office:value="-15117">
            <text:p>-15117</text:p>
          </table:table-cell>
          <table:table-cell table:formula="of:=[.E39]/[.$K$2]" office:value-type="float" office:value="-37048.3472808553">
            <text:p>-37048.3472808553</text:p>
          </table:table-cell>
          <table:table-cell table:number-columns-repeated="5"/>
        </table:table-row>
        <table:table-row table:style-name="ro1">
          <table:table-cell office:value-type="float" office:value="12740.5">
            <text:p>12740.5</text:p>
          </table:table-cell>
          <table:table-cell office:value-type="float" office:value="15514">
            <text:p>15514</text:p>
          </table:table-cell>
          <table:table-cell table:formula="of:=[.B40]/[.$K$2]" office:value-type="float" office:value="38021.3044727915">
            <text:p>38021.3044727915</text:p>
          </table:table-cell>
          <table:table-cell office:value-type="float" office:value="-14911">
            <text:p>-14911</text:p>
          </table:table-cell>
          <table:table-cell office:value-type="float" office:value="-15544">
            <text:p>-15544</text:p>
          </table:table-cell>
          <table:table-cell table:formula="of:=[.E40]/[.$K$2]" office:value-type="float" office:value="-38094.827686288">
            <text:p>-38094.827686288</text:p>
          </table:table-cell>
          <table:table-cell table:number-columns-repeated="5"/>
        </table:table-row>
        <table:table-row table:style-name="ro1">
          <table:table-cell office:value-type="float" office:value="13112">
            <text:p>13112</text:p>
          </table:table-cell>
          <table:table-cell office:value-type="float" office:value="15936">
            <text:p>15936</text:p>
          </table:table-cell>
          <table:table-cell table:formula="of:=[.B41]/[.$K$2]" office:value-type="float" office:value="39055.5310093081">
            <text:p>39055.5310093081</text:p>
          </table:table-cell>
          <table:table-cell office:value-type="float" office:value="-15249">
            <text:p>-15249</text:p>
          </table:table-cell>
          <table:table-cell office:value-type="float" office:value="-15931">
            <text:p>-15931</text:p>
          </table:table-cell>
          <table:table-cell table:formula="of:=[.E41]/[.$K$2]" office:value-type="float" office:value="-39043.277140392">
            <text:p>-39043.277140392</text:p>
          </table:table-cell>
          <table:table-cell table:number-columns-repeated="5"/>
        </table:table-row>
        <table:table-row table:style-name="ro1">
          <table:table-cell office:value-type="float" office:value="13486.5">
            <text:p>13486.5</text:p>
          </table:table-cell>
          <table:table-cell office:value-type="float" office:value="16363">
            <text:p>16363</text:p>
          </table:table-cell>
          <table:table-cell table:formula="of:=[.B42]/[.$K$2]" office:value-type="float" office:value="40102.0114147407">
            <text:p>40102.0114147407</text:p>
          </table:table-cell>
          <table:table-cell office:value-type="float" office:value="-15633">
            <text:p>-15633</text:p>
          </table:table-cell>
          <table:table-cell office:value-type="float" office:value="-16366">
            <text:p>-16366</text:p>
          </table:table-cell>
          <table:table-cell table:formula="of:=[.E42]/[.$K$2]" office:value-type="float" office:value="-40109.3637360904">
            <text:p>-40109.3637360904</text:p>
          </table:table-cell>
          <table:table-cell table:number-columns-repeated="5"/>
        </table:table-row>
        <table:table-row table:style-name="ro1">
          <table:table-cell office:value-type="float" office:value="13832.5">
            <text:p>13832.5</text:p>
          </table:table-cell>
          <table:table-cell office:value-type="float" office:value="16756">
            <text:p>16756</text:p>
          </table:table-cell>
          <table:table-cell table:formula="of:=[.B43]/[.$K$2]" office:value-type="float" office:value="41065.1655115441">
            <text:p>41065.1655115441</text:p>
          </table:table-cell>
          <table:table-cell office:value-type="float" office:value="-15998">
            <text:p>-15998</text:p>
          </table:table-cell>
          <table:table-cell office:value-type="float" office:value="-16778">
            <text:p>-16778</text:p>
          </table:table-cell>
          <table:table-cell table:formula="of:=[.E43]/[.$K$2]" office:value-type="float" office:value="-41119.0825347748">
            <text:p>-41119.0825347748</text:p>
          </table:table-cell>
          <table:table-cell table:number-columns-repeated="5"/>
        </table:table-row>
        <table:table-row table:style-name="ro1">
          <table:table-cell office:value-type="float" office:value="14204.5">
            <text:p>14204.5</text:p>
          </table:table-cell>
          <table:table-cell office:value-type="float" office:value="17178">
            <text:p>17178</text:p>
          </table:table-cell>
          <table:table-cell table:formula="of:=[.B44]/[.$K$2]" office:value-type="float" office:value="42099.3920480607">
            <text:p>42099.3920480607</text:p>
          </table:table-cell>
          <table:table-cell office:value-type="float" office:value="-16340">
            <text:p>-16340</text:p>
          </table:table-cell>
          <table:table-cell office:value-type="float" office:value="-17169">
            <text:p>-17169</text:p>
          </table:table-cell>
          <table:table-cell table:formula="of:=[.E44]/[.$K$2]" office:value-type="float" office:value="-42077.3350840117">
            <text:p>-42077.3350840117</text:p>
          </table:table-cell>
          <table:table-cell table:number-columns-repeated="5"/>
        </table:table-row>
        <table:table-row table:style-name="ro1">
          <table:table-cell office:value-type="float" office:value="14559">
            <text:p>14559</text:p>
          </table:table-cell>
          <table:table-cell office:value-type="float" office:value="17577">
            <text:p>17577</text:p>
          </table:table-cell>
          <table:table-cell table:formula="of:=[.B45]/[.$K$2]" office:value-type="float" office:value="43077.2507875633">
            <text:p>43077.2507875633</text:p>
          </table:table-cell>
          <table:table-cell office:value-type="float" office:value="-16726">
            <text:p>-16726</text:p>
          </table:table-cell>
          <table:table-cell office:value-type="float" office:value="-17605">
            <text:p>-17605</text:p>
          </table:table-cell>
          <table:table-cell table:formula="of:=[.E45]/[.$K$2]" office:value-type="float" office:value="-43145.8724534933">
            <text:p>-43145.8724534933</text:p>
          </table:table-cell>
          <table:table-cell table:number-columns-repeated="5"/>
        </table:table-row>
        <table:table-row table:style-name="ro1">
          <table:table-cell office:value-type="float" office:value="14938">
            <text:p>14938</text:p>
          </table:table-cell>
          <table:table-cell office:value-type="float" office:value="18010">
            <text:p>18010</text:p>
          </table:table-cell>
          <table:table-cell table:formula="of:=[.B46]/[.$K$2]" office:value-type="float" office:value="44138.4358356952">
            <text:p>44138.4358356952</text:p>
          </table:table-cell>
          <table:table-cell office:value-type="float" office:value="-17069">
            <text:p>-17069</text:p>
          </table:table-cell>
          <table:table-cell office:value-type="float" office:value="-17996">
            <text:p>-17996</text:p>
          </table:table-cell>
          <table:table-cell table:formula="of:=[.E46]/[.$K$2]" office:value-type="float" office:value="-44104.1250027302">
            <text:p>-44104.1250027302</text:p>
          </table:table-cell>
          <table:table-cell table:number-columns-repeated="5"/>
        </table:table-row>
        <table:table-row table:style-name="ro1">
          <table:table-cell office:value-type="float" office:value="15290.5">
            <text:p>15290.5</text:p>
          </table:table-cell>
          <table:table-cell office:value-type="float" office:value="18412">
            <text:p>18412</text:p>
          </table:table-cell>
          <table:table-cell table:formula="of:=[.B47]/[.$K$2]" office:value-type="float" office:value="45123.6468965475">
            <text:p>45123.6468965475</text:p>
          </table:table-cell>
          <table:table-cell office:value-type="float" office:value="-17431">
            <text:p>-17431</text:p>
          </table:table-cell>
          <table:table-cell office:value-type="float" office:value="-18408">
            <text:p>-18408</text:p>
          </table:table-cell>
          <table:table-cell table:formula="of:=[.E47]/[.$K$2]" office:value-type="float" office:value="-45113.8438014146">
            <text:p>-45113.8438014146</text:p>
          </table:table-cell>
          <table:table-cell table:number-columns-repeated="5"/>
        </table:table-row>
        <table:table-row table:style-name="ro1">
          <table:table-cell office:value-type="float" office:value="15645">
            <text:p>15645</text:p>
          </table:table-cell>
          <table:table-cell office:value-type="float" office:value="18813">
            <text:p>18813</text:p>
          </table:table-cell>
          <table:table-cell table:formula="of:=[.B48]/[.$K$2]" office:value-type="float" office:value="46106.4071836165">
            <text:p>46106.4071836165</text:p>
          </table:table-cell>
          <table:table-cell office:value-type="float" office:value="-17795">
            <text:p>-17795</text:p>
          </table:table-cell>
          <table:table-cell office:value-type="float" office:value="-18833">
            <text:p>-18833</text:p>
          </table:table-cell>
          <table:table-cell table:formula="of:=[.E48]/[.$K$2]" office:value-type="float" office:value="-46155.4226592808">
            <text:p>-46155.4226592808</text:p>
          </table:table-cell>
          <table:table-cell table:number-columns-repeated="5"/>
        </table:table-row>
        <table:table-row table:style-name="ro1">
          <table:table-cell office:value-type="float" office:value="16019">
            <text:p>16019</text:p>
          </table:table-cell>
          <table:table-cell office:value-type="float" office:value="19240">
            <text:p>19240</text:p>
          </table:table-cell>
          <table:table-cell table:formula="of:=[.B49]/[.$K$2]" office:value-type="float" office:value="47152.8875890492">
            <text:p>47152.8875890492</text:p>
          </table:table-cell>
          <table:table-cell office:value-type="float" office:value="-18165">
            <text:p>-18165</text:p>
          </table:table-cell>
          <table:table-cell office:value-type="float" office:value="-19251">
            <text:p>-19251</text:p>
          </table:table-cell>
          <table:table-cell table:formula="of:=[.E49]/[.$K$2]" office:value-type="float" office:value="-47179.8461006645">
            <text:p>-47179.8461006645</text:p>
          </table:table-cell>
          <table:table-cell table:number-columns-repeated="5"/>
        </table:table-row>
        <table:table-row table:style-name="ro1">
          <table:table-cell office:value-type="float" office:value="16374">
            <text:p>16374</text:p>
          </table:table-cell>
          <table:table-cell office:value-type="float" office:value="19647">
            <text:p>19647</text:p>
          </table:table-cell>
          <table:table-cell table:formula="of:=[.B50]/[.$K$2]" office:value-type="float" office:value="48150.3525188175">
            <text:p>48150.3525188175</text:p>
          </table:table-cell>
          <table:table-cell office:value-type="float" office:value="-18534">
            <text:p>-18534</text:p>
          </table:table-cell>
          <table:table-cell office:value-type="float" office:value="-19656">
            <text:p>-19656</text:p>
          </table:table-cell>
          <table:table-cell table:formula="of:=[.E50]/[.$K$2]" office:value-type="float" office:value="-48172.4094828665">
            <text:p>-48172.4094828665</text:p>
          </table:table-cell>
          <table:table-cell table:number-columns-repeated="5"/>
        </table:table-row>
        <table:table-row table:style-name="ro1">
          <table:table-cell office:value-type="float" office:value="16725">
            <text:p>16725</text:p>
          </table:table-cell>
          <table:table-cell office:value-type="float" office:value="20062">
            <text:p>20062</text:p>
          </table:table-cell>
          <table:table-cell table:formula="of:=[.B51]/[.$K$2]" office:value-type="float" office:value="49167.4236388516">
            <text:p>49167.4236388516</text:p>
          </table:table-cell>
          <table:table-cell office:value-type="float" office:value="-18868">
            <text:p>-18868</text:p>
          </table:table-cell>
          <table:table-cell office:value-type="float" office:value="-20034">
            <text:p>-20034</text:p>
          </table:table-cell>
          <table:table-cell table:formula="of:=[.E51]/[.$K$2]" office:value-type="float" office:value="-49098.8019729216">
            <text:p>-49098.8019729216</text:p>
          </table:table-cell>
          <table:table-cell table:number-columns-repeated="5"/>
        </table:table-row>
        <table:table-row table:style-name="ro1">
          <table:table-cell office:value-type="float" office:value="17096">
            <text:p>17096</text:p>
          </table:table-cell>
          <table:table-cell office:value-type="float" office:value="20477">
            <text:p>20477</text:p>
          </table:table-cell>
          <table:table-cell table:formula="of:=[.B52]/[.$K$2]" office:value-type="float" office:value="50184.4947588857">
            <text:p>50184.4947588857</text:p>
          </table:table-cell>
          <table:table-cell office:value-type="float" office:value="-19236">
            <text:p>-19236</text:p>
          </table:table-cell>
          <table:table-cell office:value-type="float" office:value="-20461">
            <text:p>-20461</text:p>
          </table:table-cell>
          <table:table-cell table:formula="of:=[.E52]/[.$K$2]" office:value-type="float" office:value="-50145.2823783542">
            <text:p>-50145.2823783542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4">14/09/2011</text:date>, <text:time>16:4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ra Boulgakov</meta:initial-creator>
    <meta:creation-date>2011-09-14T11:50:19</meta:creation-date>
    <dc:date>2011-09-14T16:42:23</dc:date>
    <dc:creator>Alexandra Boulgakov</dc:creator>
    <meta:editing-duration>PT04H52M04S</meta:editing-duration>
    <meta:editing-cycles>6</meta:editing-cycles>
    <meta:generator>OpenOffice.org/3.2$Linux OpenOffice.org_project/320m12$Build-9483</meta:generator>
    <meta:document-statistic meta:table-count="3" meta:cell-count="4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47cm" svg:height="9.501cm" xlink:href=".." chart:class="chart:scatter" chart:style-name="ch1">
        <chart:legend chart:legend-position="end" svg:x="13.279cm" svg:y="3.588cm" chart:style-name="ch2"/>
        <chart:plot-area chart:style-name="ch3" table:cell-range-address="Sheet1.A2:Sheet1.A52 Sheet1.C2:Sheet1.C52 Sheet1.F2:Sheet1.F52" svg:x="0.34cm" svg:y="0.19cm" svg:width="12.6cm" svg:height="8.93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52" chart:class="chart:scatter">
            <chart:domain table:cell-range-address="Sheet1.A2:Sheet1.A52"/>
            <chart:regression-curve chart:style-name="ch7">
              <chart:equation chart:display-r-square="true" svg:x="0cm" svg:y="0.32cm"/>
            </chart:regression-curve>
            <chart:data-point chart:repeated="10"/>
            <chart:data-point chart:style-name="ch8"/>
            <chart:data-point chart:repeated="40"/>
          </chart:series>
          <chart:series chart:style-name="ch9" chart:values-cell-range-address="Sheet1.F2:Sheet1.F52" chart:class="chart:scatter">
            <chart:domain table:cell-range-address="Sheet1.D2:Sheet1.D52"/>
            <chart:regression-curve chart:style-name="ch10">
              <chart:equation chart:display-r-square="true" svg:x="0.007cm" svg:y="1.364cm"/>
            </chart:regression-curve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89">
                <text:p text:id="Sheet1.A2:Sheet1.A52">-1089</text:p>
              </table:table-cell>
              <table:table-cell office:value-type="float" office:value="2.20569640489315">
                <text:p text:id="Sheet1.C2:Sheet1.C52">2.20569640489315</text:p>
              </table:table-cell>
              <table:table-cell office:value-type="float" office:value="-1091">
                <text:p text:id="Sheet1.D2:Sheet1.D52">-1091</text:p>
              </table:table-cell>
              <table:table-cell office:value-type="float" office:value="0">
                <text:p text:id="Sheet1.F2:Sheet1.F52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23">
                <text:p>-723</text:p>
              </table:table-cell>
              <table:table-cell office:value-type="float" office:value="1001.87632257813">
                <text:p>1001.87632257813</text:p>
              </table:table-cell>
              <table:table-cell office:value-type="float" office:value="-1455">
                <text:p>-1455</text:p>
              </table:table-cell>
              <table:table-cell office:value-type="float" office:value="-1000.89601306485">
                <text:p>-1000.89601306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38">
                <text:p>-338</text:p>
              </table:table-cell>
              <table:table-cell office:value-type="float" office:value="2038.79871025624">
                <text:p>2038.79871025624</text:p>
              </table:table-cell>
              <table:table-cell office:value-type="float" office:value="-1825">
                <text:p>-1825</text:p>
              </table:table-cell>
              <table:table-cell office:value-type="float" office:value="-2012.33035339752">
                <text:p>-2012.33035339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3175.22251353285">
                <text:p>3175.22251353285</text:p>
              </table:table-cell>
              <table:table-cell office:value-type="float" office:value="-2186">
                <text:p>-2186</text:p>
              </table:table-cell>
              <table:table-cell office:value-type="float" office:value="-2999.25695589804">
                <text:p>-2999.25695589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">
                <text:p>372</text:p>
              </table:table-cell>
              <table:table-cell office:value-type="float" office:value="3974.66492161746">
                <text:p>3974.66492161746</text:p>
              </table:table-cell>
              <table:table-cell office:value-type="float" office:value="-2544">
                <text:p>-2544</text:p>
              </table:table-cell>
              <table:table-cell office:value-type="float" office:value="-3985.69340364193">
                <text:p>-3985.69340364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1">
                <text:p>761</text:p>
              </table:table-cell>
              <table:table-cell office:value-type="float" office:value="5022.86086869835">
                <text:p>5022.86086869835</text:p>
              </table:table-cell>
              <table:table-cell office:value-type="float" office:value="-2909">
                <text:p>-2909</text:p>
              </table:table-cell>
              <table:table-cell office:value-type="float" office:value="-4984.87387505853">
                <text:p>-4984.87387505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8">
                <text:p>1118</text:p>
              </table:table-cell>
              <table:table-cell office:value-type="float" office:value="5997.77867966113">
                <text:p>5997.77867966113</text:p>
              </table:table-cell>
              <table:table-cell office:value-type="float" office:value="-3286">
                <text:p>-3286</text:p>
              </table:table-cell>
              <table:table-cell office:value-type="float" office:value="-6022.04134011495">
                <text:p>-6022.04134011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7">
                <text:p>1487</text:p>
              </table:table-cell>
              <table:table-cell office:value-type="float" office:value="7009.45809737212">
                <text:p>7009.45809737212</text:p>
              </table:table-cell>
              <table:table-cell office:value-type="float" office:value="-3637">
                <text:p>-3637</text:p>
              </table:table-cell>
              <table:table-cell office:value-type="float" office:value="-6982.9897405134">
                <text:p>-6982.9897405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57">
                <text:p>1857</text:p>
              </table:table-cell>
              <table:table-cell office:value-type="float" office:value="8021.38259246143">
                <text:p>8021.38259246143</text:p>
              </table:table-cell>
              <table:table-cell office:value-type="float" office:value="-4016">
                <text:p>-4016</text:p>
              </table:table-cell>
              <table:table-cell office:value-type="float" office:value="-8023.83336624465">
                <text:p>-8023.833366244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84">
                <text:p>2284</text:p>
              </table:table-cell>
              <table:table-cell office:value-type="float" office:value="9192.85246083802">
                <text:p>9192.85246083802</text:p>
              </table:table-cell>
              <table:table-cell office:value-type="float" office:value="-4385.5">
                <text:p>-4385.5</text:p>
              </table:table-cell>
              <table:table-cell office:value-type="float" office:value="-9038.4537124955">
                <text:p>-9038.45371249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39">
                <text:p>2539</text:p>
              </table:table-cell>
              <table:table-cell office:value-type="float" office:value="9893.7737628374">
                <text:p>9893.7737628374</text:p>
              </table:table-cell>
              <table:table-cell office:value-type="float" office:value="-4723">
                <text:p>-4723</text:p>
              </table:table-cell>
              <table:table-cell office:value-type="float" office:value="-9962.39542876741">
                <text:p>-9962.39542876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80">
                <text:p>3180</text:p>
              </table:table-cell>
              <table:table-cell office:value-type="float" office:value="11655.8801129687">
                <text:p>11655.8801129687</text:p>
              </table:table-cell>
              <table:table-cell office:value-type="float" office:value="-5086">
                <text:p>-5086</text:p>
              </table:table-cell>
              <table:table-cell office:value-type="float" office:value="-10962.311132319">
                <text:p>-10962.3111323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02">
                <text:p>3402</text:p>
              </table:table-cell>
              <table:table-cell office:value-type="float" office:value="12266.1227849891">
                <text:p>12266.1227849891</text:p>
              </table:table-cell>
              <table:table-cell office:value-type="float" office:value="-5459.5">
                <text:p>-5459.5</text:p>
              </table:table-cell>
              <table:table-cell office:value-type="float" office:value="-11984.2837999195">
                <text:p>-11984.2837999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45">
                <text:p>3745</text:p>
              </table:table-cell>
              <table:table-cell office:value-type="float" office:value="13212.12146531">
                <text:p>13212.12146531</text:p>
              </table:table-cell>
              <table:table-cell office:value-type="float" office:value="-5841.5">
                <text:p>-5841.5</text:p>
              </table:table-cell>
              <table:table-cell office:value-type="float" office:value="-13038.1165267017">
                <text:p>-13038.1165267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51">
                <text:p>4051</text:p>
              </table:table-cell>
              <table:table-cell office:value-type="float" office:value="14052.7368729526">
                <text:p>14052.7368729526</text:p>
              </table:table-cell>
              <table:table-cell office:value-type="float" office:value="-6238.5">
                <text:p>-6238.5</text:p>
              </table:table-cell>
              <table:table-cell office:value-type="float" office:value="-14126.260086449">
                <text:p>-14126.260086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05.5">
                <text:p>4405.5</text:p>
              </table:table-cell>
              <table:table-cell office:value-type="float" office:value="15025.6940648888">
                <text:p>15025.6940648888</text:p>
              </table:table-cell>
              <table:table-cell office:value-type="float" office:value="-6569">
                <text:p>-6569</text:p>
              </table:table-cell>
              <table:table-cell office:value-type="float" office:value="-15037.9479338049">
                <text:p>-15037.94793380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83">
                <text:p>4783</text:p>
              </table:table-cell>
              <table:table-cell office:value-type="float" office:value="16064.8221489718">
                <text:p>16064.8221489718</text:p>
              </table:table-cell>
              <table:table-cell office:value-type="float" office:value="-6925">
                <text:p>-6925</text:p>
              </table:table-cell>
              <table:table-cell office:value-type="float" office:value="-16089.3298868039">
                <text:p>-16089.32988680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25">
                <text:p>5125</text:p>
              </table:table-cell>
              <table:table-cell office:value-type="float" office:value="17003.468507943">
                <text:p>17003.468507943</text:p>
              </table:table-cell>
              <table:table-cell office:value-type="float" office:value="-7282.5">
                <text:p>-7282.5</text:p>
              </table:table-cell>
              <table:table-cell office:value-type="float" office:value="-17001.0177341598">
                <text:p>-17001.01773415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34">
                <text:p>5534</text:p>
              </table:table-cell>
              <table:table-cell office:value-type="float" office:value="18130.8244482217">
                <text:p>18130.8244482217</text:p>
              </table:table-cell>
              <table:table-cell office:value-type="float" office:value="-7682">
                <text:p>-7682</text:p>
              </table:table-cell>
              <table:table-cell office:value-type="float" office:value="-18101.4151628231">
                <text:p>-18101.4151628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72">
                <text:p>5872</text:p>
              </table:table-cell>
              <table:table-cell office:value-type="float" office:value="19054.7661644936">
                <text:p>19054.7661644936</text:p>
              </table:table-cell>
              <table:table-cell office:value-type="float" office:value="-8017">
                <text:p>-8017</text:p>
              </table:table-cell>
              <table:table-cell office:value-type="float" office:value="-19025.3568790951">
                <text:p>-19025.35687909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62">
                <text:p>6262</text:p>
              </table:table-cell>
              <table:table-cell office:value-type="float" office:value="20133.1066291081">
                <text:p>20133.1066291081</text:p>
              </table:table-cell>
              <table:table-cell office:value-type="float" office:value="-8352">
                <text:p>-8352</text:p>
              </table:table-cell>
              <table:table-cell office:value-type="float" office:value="-19954.2001429334">
                <text:p>-19954.2001429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83">
                <text:p>6583</text:p>
              </table:table-cell>
              <table:table-cell office:value-type="float" office:value="21017.8359648485">
                <text:p>21017.8359648485</text:p>
              </table:table-cell>
              <table:table-cell office:value-type="float" office:value="-8735">
                <text:p>-8735</text:p>
              </table:table-cell>
              <table:table-cell office:value-type="float" office:value="-21005.5820959325">
                <text:p>-21005.58209593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35">
                <text:p>6935</text:p>
              </table:table-cell>
              <table:table-cell office:value-type="float" office:value="21983.4408354351">
                <text:p>21983.4408354351</text:p>
              </table:table-cell>
              <table:table-cell office:value-type="float" office:value="-9094">
                <text:p>-9094</text:p>
              </table:table-cell>
              <table:table-cell office:value-type="float" office:value="-21993.2439305679">
                <text:p>-21993.2439305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92">
                <text:p>7292</text:p>
              </table:table-cell>
              <table:table-cell office:value-type="float" office:value="22973.5534438538">
                <text:p>22973.5534438538</text:p>
              </table:table-cell>
              <table:table-cell office:value-type="float" office:value="-9466">
                <text:p>-9466</text:p>
              </table:table-cell>
              <table:table-cell office:value-type="float" office:value="-23022.5689195181">
                <text:p>-23022.5689195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73">
                <text:p>7673</text:p>
              </table:table-cell>
              <table:table-cell office:value-type="float" office:value="24024.9353968529">
                <text:p>24024.9353968529</text:p>
              </table:table-cell>
              <table:table-cell office:value-type="float" office:value="-9827">
                <text:p>-9827</text:p>
              </table:table-cell>
              <table:table-cell office:value-type="float" office:value="-24022.4846230696">
                <text:p>-24022.48462306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46">
                <text:p>8046</text:p>
              </table:table-cell>
              <table:table-cell office:value-type="float" office:value="25056.7111595862">
                <text:p>25056.7111595862</text:p>
              </table:table-cell>
              <table:table-cell office:value-type="float" office:value="-10203">
                <text:p>-10203</text:p>
              </table:table-cell>
              <table:table-cell office:value-type="float" office:value="-25051.8096120198">
                <text:p>-25051.8096120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01">
                <text:p>8401</text:p>
              </table:table-cell>
              <table:table-cell office:value-type="float" office:value="26034.5698990888">
                <text:p>26034.5698990888</text:p>
              </table:table-cell>
              <table:table-cell office:value-type="float" office:value="-10533">
                <text:p>-10533</text:p>
              </table:table-cell>
              <table:table-cell office:value-type="float" office:value="-25965.9482331588">
                <text:p>-25965.9482331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50">
                <text:p>8750</text:p>
              </table:table-cell>
              <table:table-cell office:value-type="float" office:value="27000.1747696754">
                <text:p>27000.1747696754</text:p>
              </table:table-cell>
              <table:table-cell office:value-type="float" office:value="-10918">
                <text:p>-10918</text:p>
              </table:table-cell>
              <table:table-cell office:value-type="float" office:value="-27032.0348288572">
                <text:p>-27032.03482885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30">
                <text:p>9130</text:p>
              </table:table-cell>
              <table:table-cell office:value-type="float" office:value="28051.5567226745">
                <text:p>28051.5567226745</text:p>
              </table:table-cell>
              <table:table-cell office:value-type="float" office:value="-11273">
                <text:p>-11273</text:p>
              </table:table-cell>
              <table:table-cell office:value-type="float" office:value="-28012.344342143">
                <text:p>-28012.344342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94">
                <text:p>9494</text:p>
              </table:table-cell>
              <table:table-cell office:value-type="float" office:value="29056.3739737925">
                <text:p>29056.3739737925</text:p>
              </table:table-cell>
              <table:table-cell office:value-type="float" office:value="-11622">
                <text:p>-11622</text:p>
              </table:table-cell>
              <table:table-cell office:value-type="float" office:value="-28973.0476651632">
                <text:p>-28973.04766516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48">
                <text:p>9848</text:p>
              </table:table-cell>
              <table:table-cell office:value-type="float" office:value="30034.2327132951">
                <text:p>30034.2327132951</text:p>
              </table:table-cell>
              <table:table-cell office:value-type="float" office:value="-11999">
                <text:p>-11999</text:p>
              </table:table-cell>
              <table:table-cell office:value-type="float" office:value="-30014.6265230294">
                <text:p>-30014.62652302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88">
                <text:p>10188</text:p>
              </table:table-cell>
              <table:table-cell office:value-type="float" office:value="30975.3298460495">
                <text:p>30975.3298460495</text:p>
              </table:table-cell>
              <table:table-cell office:value-type="float" office:value="-12359">
                <text:p>-12359</text:p>
              </table:table-cell>
              <table:table-cell office:value-type="float" office:value="-31002.2883576649">
                <text:p>-31002.28835766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551">
                <text:p>10551</text:p>
              </table:table-cell>
              <table:table-cell office:value-type="float" office:value="31992.4009660836">
                <text:p>31992.4009660836</text:p>
              </table:table-cell>
              <table:table-cell office:value-type="float" office:value="-12712">
                <text:p>-12712</text:p>
              </table:table-cell>
              <table:table-cell office:value-type="float" office:value="-31982.5978709507">
                <text:p>-31982.59787095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931">
                <text:p>10931</text:p>
              </table:table-cell>
              <table:table-cell office:value-type="float" office:value="33041.3321452994">
                <text:p>33041.3321452994</text:p>
              </table:table-cell>
              <table:table-cell office:value-type="float" office:value="-13108">
                <text:p>-13108</text:p>
              </table:table-cell>
              <table:table-cell office:value-type="float" office:value="-33082.9952996141">
                <text:p>-33082.99529961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11.5">
                <text:p>11311.5</text:p>
              </table:table-cell>
              <table:table-cell office:value-type="float" office:value="34097.6156458649">
                <text:p>34097.6156458649</text:p>
              </table:table-cell>
              <table:table-cell office:value-type="float" office:value="-13467">
                <text:p>-13467</text:p>
              </table:table-cell>
              <table:table-cell office:value-type="float" office:value="-34075.558681816">
                <text:p>-34075.558681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647.5">
                <text:p>11647.5</text:p>
              </table:table-cell>
              <table:table-cell office:value-type="float" office:value="35026.4589097033">
                <text:p>35026.4589097033</text:p>
              </table:table-cell>
              <table:table-cell office:value-type="float" office:value="-13794">
                <text:p>-13794</text:p>
              </table:table-cell>
              <table:table-cell office:value-type="float" office:value="-34979.8942078222">
                <text:p>-34979.8942078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31">
                <text:p>12031</text:p>
              </table:table-cell>
              <table:table-cell office:value-type="float" office:value="36041.0792559541">
                <text:p>36041.0792559541</text:p>
              </table:table-cell>
              <table:table-cell office:value-type="float" office:value="-14190">
                <text:p>-14190</text:p>
              </table:table-cell>
              <table:table-cell office:value-type="float" office:value="-36085.193184052">
                <text:p>-36085.1931840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397">
                <text:p>12397</text:p>
              </table:table-cell>
              <table:table-cell office:value-type="float" office:value="37060.6011497714">
                <text:p>37060.6011497714</text:p>
              </table:table-cell>
              <table:table-cell office:value-type="float" office:value="-14533">
                <text:p>-14533</text:p>
              </table:table-cell>
              <table:table-cell office:value-type="float" office:value="-37048.3472808553">
                <text:p>-37048.34728085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740.5">
                <text:p>12740.5</text:p>
              </table:table-cell>
              <table:table-cell office:value-type="float" office:value="38021.3044727915">
                <text:p>38021.3044727915</text:p>
              </table:table-cell>
              <table:table-cell office:value-type="float" office:value="-14911">
                <text:p>-14911</text:p>
              </table:table-cell>
              <table:table-cell office:value-type="float" office:value="-38094.827686288">
                <text:p>-38094.8276862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112">
                <text:p>13112</text:p>
              </table:table-cell>
              <table:table-cell office:value-type="float" office:value="39055.5310093081">
                <text:p>39055.5310093081</text:p>
              </table:table-cell>
              <table:table-cell office:value-type="float" office:value="-15249">
                <text:p>-15249</text:p>
              </table:table-cell>
              <table:table-cell office:value-type="float" office:value="-39043.277140392">
                <text:p>-39043.2771403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86.5">
                <text:p>13486.5</text:p>
              </table:table-cell>
              <table:table-cell office:value-type="float" office:value="40102.0114147407">
                <text:p>40102.0114147407</text:p>
              </table:table-cell>
              <table:table-cell office:value-type="float" office:value="-15633">
                <text:p>-15633</text:p>
              </table:table-cell>
              <table:table-cell office:value-type="float" office:value="-40109.3637360904">
                <text:p>-40109.36373609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832.5">
                <text:p>13832.5</text:p>
              </table:table-cell>
              <table:table-cell office:value-type="float" office:value="41065.1655115441">
                <text:p>41065.1655115441</text:p>
              </table:table-cell>
              <table:table-cell office:value-type="float" office:value="-15998">
                <text:p>-15998</text:p>
              </table:table-cell>
              <table:table-cell office:value-type="float" office:value="-41119.0825347748">
                <text:p>-41119.08253477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204.5">
                <text:p>14204.5</text:p>
              </table:table-cell>
              <table:table-cell office:value-type="float" office:value="42099.3920480607">
                <text:p>42099.3920480607</text:p>
              </table:table-cell>
              <table:table-cell office:value-type="float" office:value="-16340">
                <text:p>-16340</text:p>
              </table:table-cell>
              <table:table-cell office:value-type="float" office:value="-42077.3350840117">
                <text:p>-42077.3350840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59">
                <text:p>14559</text:p>
              </table:table-cell>
              <table:table-cell office:value-type="float" office:value="43077.2507875633">
                <text:p>43077.2507875633</text:p>
              </table:table-cell>
              <table:table-cell office:value-type="float" office:value="-16726">
                <text:p>-16726</text:p>
              </table:table-cell>
              <table:table-cell office:value-type="float" office:value="-43145.8724534933">
                <text:p>-43145.87245349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938">
                <text:p>14938</text:p>
              </table:table-cell>
              <table:table-cell office:value-type="float" office:value="44138.4358356952">
                <text:p>44138.4358356952</text:p>
              </table:table-cell>
              <table:table-cell office:value-type="float" office:value="-17069">
                <text:p>-17069</text:p>
              </table:table-cell>
              <table:table-cell office:value-type="float" office:value="-44104.1250027302">
                <text:p>-44104.12500273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290.5">
                <text:p>15290.5</text:p>
              </table:table-cell>
              <table:table-cell office:value-type="float" office:value="45123.6468965475">
                <text:p>45123.6468965475</text:p>
              </table:table-cell>
              <table:table-cell office:value-type="float" office:value="-17431">
                <text:p>-17431</text:p>
              </table:table-cell>
              <table:table-cell office:value-type="float" office:value="-45113.8438014146">
                <text:p>-45113.84380141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645">
                <text:p>15645</text:p>
              </table:table-cell>
              <table:table-cell office:value-type="float" office:value="46106.4071836165">
                <text:p>46106.4071836165</text:p>
              </table:table-cell>
              <table:table-cell office:value-type="float" office:value="-17795">
                <text:p>-17795</text:p>
              </table:table-cell>
              <table:table-cell office:value-type="float" office:value="-46155.4226592808">
                <text:p>-46155.42265928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019">
                <text:p>16019</text:p>
              </table:table-cell>
              <table:table-cell office:value-type="float" office:value="47152.8875890492">
                <text:p>47152.8875890492</text:p>
              </table:table-cell>
              <table:table-cell office:value-type="float" office:value="-18165">
                <text:p>-18165</text:p>
              </table:table-cell>
              <table:table-cell office:value-type="float" office:value="-47179.8461006645">
                <text:p>-47179.84610066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374">
                <text:p>16374</text:p>
              </table:table-cell>
              <table:table-cell office:value-type="float" office:value="48150.3525188175">
                <text:p>48150.3525188175</text:p>
              </table:table-cell>
              <table:table-cell office:value-type="float" office:value="-18534">
                <text:p>-18534</text:p>
              </table:table-cell>
              <table:table-cell office:value-type="float" office:value="-48172.4094828665">
                <text:p>-48172.40948286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725">
                <text:p>16725</text:p>
              </table:table-cell>
              <table:table-cell office:value-type="float" office:value="49167.4236388516">
                <text:p>49167.4236388516</text:p>
              </table:table-cell>
              <table:table-cell office:value-type="float" office:value="-18868">
                <text:p>-18868</text:p>
              </table:table-cell>
              <table:table-cell office:value-type="float" office:value="-49098.8019729216">
                <text:p>-49098.80197292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96">
                <text:p>17096</text:p>
              </table:table-cell>
              <table:table-cell office:value-type="float" office:value="50184.4947588857">
                <text:p>50184.4947588857</text:p>
              </table:table-cell>
              <table:table-cell office:value-type="float" office:value="-19236">
                <text:p>-19236</text:p>
              </table:table-cell>
              <table:table-cell office:value-type="float" office:value="-50145.2823783542">
                <text:p>-50145.28237835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